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MS Sans Serif1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0028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7937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UTD_20_Child_20_Care_20_CASA_20_at_20_24_20_m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fo:border-bottom="none" style:diagonal-bl-tr="none" style:diagonal-tl-br="none" fo:border-left="0.06pt solid #000000" fo:padding="0.028in" fo:border-right="0.06pt solid #000000" style:rotation-align="none" fo:border-top="none"/>
    </style:style>
    <style:style style:name="ce4" style:family="table-cell" style:parent-style-name="Default" style:data-style-name="N0">
      <style:table-cell-properties fo:padding="0.028in"/>
    </style:style>
    <style:style style:name="ce5" style:family="table-cell" style:parent-style-name="Normal_5f_tab_20_4-DC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1.9445in" style:writing-mode="page"/>
      <style:text-properties style:use-window-font-color="true" style:text-outline="false" style:text-line-through-style="none" style:font-name="MS Sans Serif1" fo:font-size="10pt" fo:font-style="italic" fo:text-shadow="none" style:text-underline-style="none" fo:font-weight="normal" style:font-size-asian="10pt" style:font-style-asian="italic" style:font-weight-asian="normal" style:font-name-complex="MS Sans Serif1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" style:family="table-cell" style:parent-style-name="Normal_5f_tab_20_4-DC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9" style:family="table-cell" style:parent-style-name="Normal_5f_tab_20_4-DC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" style:family="table-cell" style:parent-style-name="Normal_5f_tab_20_4-DC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1.9445in" style:writing-mode="page"/>
      <style:text-properties style:use-window-font-color="true" style:text-outline="false" style:text-line-through-style="none" style:font-name="MS Sans Serif1" fo:font-size="10pt" fo:font-style="italic" fo:text-shadow="none" style:text-underline-style="none" fo:font-weight="normal" style:font-size-asian="10pt" style:font-style-asian="italic" style:font-weight-asian="normal" style:font-name-complex="MS Sans Serif1" style:font-size-complex="10pt" style:font-style-complex="italic" style:font-weight-complex="normal"/>
    </style:style>
    <style:style style:name="ce13" style:family="table-cell" style:parent-style-name="Default">
      <style:table-cell-properties fo:background-color="transparent" fo:padding="0.028in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ackground-color="#c0c0c0"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UTD Child Care CASA at 24 mo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4" table:visibility="collapse" table:default-cell-style-name="ce1"/>
        <table:table-column table:style-name="co3" table:visibility="collapse" table:default-cell-style-name="ce1"/>
        <table:table-column table:style-name="co2" table:number-columns-repeated="1018" table:default-cell-style-name="Default"/>
        <table:table-row table:style-name="ro1">
          <table:table-cell/>
          <table:table-cell table:style-name="ce6" office:value-type="string" calcext:value-type="string" table:number-columns-spanned="5" table:number-rows-spanned="1">
            <text:p>Percent Up to Date (UTD) at 24 months of age</text:p>
          </table:table-cell>
          <table:covered-table-cell table:number-columns-repeated="3" table:style-name="ce10"/>
          <table:covered-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Health Care District of Child Care Site</text:p>
          </table:table-cell>
          <table:table-cell table:style-name="ce7" office:value-type="string" calcext:value-type="string">
            <text:p>4:3:1:3:3</text:p>
          </table:table-cell>
          <table:table-cell table:style-name="ce11" office:value-type="string" calcext:value-type="string">
            <text:p>4:3:1</text:p>
          </table:table-cell>
          <table:table-cell table:style-name="ce11" office:value-type="string" calcext:value-type="string">
            <text:p>3:3:1</text:p>
          </table:table-cell>
          <table:table-cell table:style-name="ce13" table:number-columns-repeated="29"/>
          <table:table-cell table:style-name="ce15" table:number-columns-repeated="991"/>
        </table:table-row>
        <table:table-row table:style-name="ro3">
          <table:table-cell table:number-columns-repeated="4"/>
          <table:table-cell table:style-name="ce13" table:number-columns-repeated="29"/>
          <table:table-cell table:number-columns-repeated="991"/>
        </table:table-row>
        <table:table-row table:style-name="ro3">
          <table:table-cell table:style-name="ce3" office:value-type="string" calcext:value-type="string">
            <text:p>Alexandria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84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exandria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exandria</text:p>
          </table:table-cell>
          <table:table-cell table:style-name="ce8" office:value-type="string" calcext:value-type="string">
            <text:p>92</text:p>
          </table:table-cell>
          <table:table-cell table:number-columns-repeated="2" table:style-name="ce8" office:value-type="string" calcext:value-type="string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exandria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exandria</text:p>
          </table:table-cell>
          <table:table-cell table:number-columns-repeated="3" table:style-name="ce8" office:value-type="string" calcext:value-type="string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leghany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2" table:style-name="ce8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leghany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leghany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leghany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82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leghany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float" office:value="67" calcext:value-type="float">
            <text:p>6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lleghany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rlington</text:p>
          </table:table-cell>
          <table:table-cell table:number-columns-repeated="2" table:style-name="ce9" office:value-type="float" office:value="75" calcext:value-type="float">
            <text:p>75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rlington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rlington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rlington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rlington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2" table:style-name="ce9"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rlington</text:p>
          </table:table-cell>
          <table:table-cell table:number-columns-repeated="3"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rlington</text:p>
          </table:table-cell>
          <table:table-cell table:number-columns-repeated="2" table:style-name="ce9" office:value-type="float" office:value="90" calcext:value-type="float">
            <text:p>9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entral Shenandoah</text:p>
          </table:table-cell>
          <table:table-cell table:number-columns-repeated="2" table:style-name="ce9" office:value-type="float" office:value="67" calcext:value-type="float">
            <text:p>67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entral Shenandoah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entral Shenandoah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entral Shenandoah</text:p>
          </table:table-cell>
          <table:table-cell table:number-columns-repeated="2" table:style-name="ce9" office:value-type="float" office:value="85" calcext:value-type="float">
            <text:p>85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entral VA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entral VA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entral VA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entral VA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apeake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apeake</text:p>
          </table:table-cell>
          <table:table-cell table:number-columns-repeated="2" table:style-name="ce9" office:value-type="float" office:value="64" calcext:value-type="float">
            <text:p>64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apeake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apeake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apeake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apeake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apeake</text:p>
          </table:table-cell>
          <table:table-cell table:number-columns-repeated="3" table:style-name="ce9"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apeake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9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number-columns-repeated="2" table:style-name="ce9" office:value-type="float" office:value="67" calcext:value-type="float">
            <text:p>6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number-columns-repeated="2" table:style-name="ce9" office:value-type="float" office:value="73" calcext:value-type="float">
            <text:p>73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number-columns-repeated="2" table:style-name="ce9" office:value-type="float" office:value="81" calcext:value-type="float">
            <text:p>81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number-columns-repeated="2" table:style-name="ce9" office:value-type="float" office:value="59" calcext:value-type="float">
            <text:p>59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number-columns-repeated="3"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2" table:style-name="ce9" office:value-type="float" office:value="60" calcext:value-type="float">
            <text:p>6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2"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hesterfield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2"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rater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6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Eastern Shore</text:p>
          </table:table-cell>
          <table:table-cell table:style-name="ce8" office:value-type="string" calcext:value-type="string">
            <text:p>69</text:p>
          </table:table-cell>
          <table:table-cell table:number-columns-repeated="2"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Eastern Shore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8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72" calcext:value-type="float">
            <text:p>72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79" calcext:value-type="float">
            <text:p>79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80" calcext:value-type="float">
            <text:p>80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4" calcext:value-type="float">
            <text:p>9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68" calcext:value-type="float">
            <text:p>68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60" calcext:value-type="float">
            <text:p>60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74" calcext:value-type="float">
            <text:p>7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1" calcext:value-type="float">
            <text:p>91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5" calcext:value-type="float">
            <text:p>95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81" calcext:value-type="float">
            <text:p>81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78" calcext:value-type="float">
            <text:p>78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73" calcext:value-type="float">
            <text:p>73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94" calcext:value-type="float">
            <text:p>94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3"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</text:p>
          </table:table-cell>
          <table:table-cell table:number-columns-repeated="2" table:style-name="ce9" office:value-type="float" office:value="72" calcext:value-type="float">
            <text:p>72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Fairfax.</text:p>
          </table:table-cell>
          <table:table-cell table:number-columns-repeated="3" table:style-name="ce9"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mpton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mpton</text:p>
          </table:table-cell>
          <table:table-cell table:number-columns-repeated="2" table:style-name="ce8" office:value-type="string" calcext:value-type="string">
            <text:p>61</text:p>
          </table:table-cell>
          <table:table-cell table:style-name="ce8" office:value-type="string" calcext:value-type="string">
            <text:p>6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mpton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7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mpton</text:p>
          </table:table-cell>
          <table:table-cell table:style-name="ce8" office:value-type="string" calcext:value-type="string">
            <text:p>73</text:p>
          </table:table-cell>
          <table:table-cell table:number-columns-repeated="2" table:style-name="ce8" office:value-type="string" calcext:value-type="string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number-columns-repeated="2" table:style-name="ce8" office:value-type="string" calcext:value-type="string">
            <text:p>73</text:p>
          </table:table-cell>
          <table:table-cell table:style-name="ce8" office:value-type="string" calcext:value-type="string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style-name="ce8" office:value-type="string" calcext:value-type="string">
            <text:p>61</text:p>
          </table:table-cell>
          <table:table-cell table:number-columns-repeated="2" table:style-name="ce8" office:value-type="string" calcext:value-type="string">
            <text:p>7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number-columns-repeated="3" table:style-name="ce8" office:value-type="string" calcext:value-type="string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8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number-columns-repeated="3" table:style-name="ce8" office:value-type="string" calcext:value-type="string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anover</text:p>
          </table:table-cell>
          <table:table-cell table:number-columns-repeated="2" table:style-name="ce8" office:value-type="string" calcext:value-type="string">
            <text:p>76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number-columns-repeated="2" table:style-name="ce8" office:value-type="string" calcext:value-type="string">
            <text:p>64</text:p>
          </table:table-cell>
          <table:table-cell table:style-name="ce8" office:value-type="string" calcext:value-type="string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number-columns-repeated="2" table:style-name="ce8" office:value-type="string" calcext:value-type="string">
            <text:p>63</text:p>
          </table:table-cell>
          <table:table-cell table:style-name="ce8" office:value-type="string" calcext:value-type="string">
            <text:p>7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7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number-columns-repeated="3" table:style-name="ce8" office:value-type="string" calcext:value-type="string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number-columns-repeated="2" table:style-name="ce8" office:value-type="string" calcext:value-type="string">
            <text:p>80</text:p>
          </table:table-cell>
          <table:table-cell table:style-name="ce8" office:value-type="string" calcext:value-type="string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9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number-columns-repeated="3" table:style-name="ce8" office:value-type="string" calcext:value-type="string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Henrico</text:p>
          </table:table-cell>
          <table:table-cell table:style-name="ce8" office:value-type="string" calcext:value-type="string">
            <text:p>84</text:p>
          </table:table-cell>
          <table:table-cell table:number-columns-repeated="2"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rd Fairfax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rd Fairfax</text:p>
          </table:table-cell>
          <table:table-cell table:number-columns-repeated="2"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rd Fairfax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rd Fairfax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rd Fairfax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number-columns-repeated="2" table:style-name="ce9" office:value-type="float" office:value="65" calcext:value-type="float">
            <text:p>65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number-columns-repeated="2" table:style-name="ce9" office:value-type="float" office:value="64" calcext:value-type="float">
            <text:p>64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number-columns-repeated="3"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oudoun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Mount Rogers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Mount Rogers</text:p>
          </table:table-cell>
          <table:table-cell table:style-name="ce8" office:value-type="string" calcext:value-type="string">
            <text:p>47</text:p>
          </table:table-cell>
          <table:table-cell table:number-columns-repeated="2" table:style-name="ce8" office:value-type="string" calcext:value-type="string">
            <text:p>6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Mount Rogers</text:p>
          </table:table-cell>
          <table:table-cell table:style-name="ce8" office:value-type="string" calcext:value-type="string">
            <text:p>86</text:p>
          </table:table-cell>
          <table:table-cell table:number-columns-repeated="2" table:style-name="ce8" office:value-type="string" calcext:value-type="string">
            <text:p>9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Mount Rogers</text:p>
          </table:table-cell>
          <table:table-cell table:style-name="ce8" office:value-type="string" calcext:value-type="string">
            <text:p>92</text:p>
          </table:table-cell>
          <table:table-cell table:style-name="ce8" office:value-type="string" calcext:value-type="string">
            <text:p>96</text:p>
          </table:table-cell>
          <table:table-cell table:style-name="ce8" office:value-type="string" calcext:value-type="string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ew River</text:p>
          </table:table-cell>
          <table:table-cell table:number-columns-repeated="2" table:style-name="ce8" office:value-type="string" calcext:value-type="string">
            <text:p>67</text:p>
          </table:table-cell>
          <table:table-cell table:style-name="ce8" office:value-type="string" calcext:value-type="string">
            <text:p>7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ew River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84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ew River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ew River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orfolk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orfolk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orfolk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orfolk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orfolk</text:p>
          </table:table-cell>
          <table:table-cell table:number-columns-repeated="2" table:style-name="ce9" office:value-type="float" office:value="61" calcext:value-type="float">
            <text:p>61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orfolk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 table:style-name="ce9" office:value-type="float" office:value="94" calcext:value-type="float">
            <text:p>9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64</text:p>
          </table:table-cell>
          <table:table-cell table:number-columns-repeated="2" table:style-name="ce8" office:value-type="string" calcext:value-type="string">
            <text:p>7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79</text:p>
          </table:table-cell>
          <table:table-cell table:number-columns-repeated="2"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number-columns-repeated="2" table:style-name="ce8" office:value-type="string" calcext:value-type="string">
            <text:p>65</text:p>
          </table:table-cell>
          <table:table-cell table:style-name="ce8" office:value-type="string" calcext:value-type="string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92</text:p>
          </table:table-cell>
          <table:table-cell table:style-name="ce8" office:value-type="string" calcext:value-type="string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72</text:p>
          </table:table-cell>
          <table:table-cell table:number-columns-repeated="2" table:style-name="ce8" office:value-type="string" calcext:value-type="string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79</text:p>
          </table:table-cell>
          <table:table-cell table:number-columns-repeated="2" table:style-name="ce8" office:value-type="string" calcext:value-type="string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number-columns-repeated="2" table:style-name="ce8" office:value-type="string" calcext:value-type="string">
            <text:p>77</text:p>
          </table:table-cell>
          <table:table-cell table:style-name="ce8"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eninsula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iedmont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4" office:value-type="string" calcext:value-type="string">
            <text:p>Piedmont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4" office:value-type="string" calcext:value-type="string">
            <text:p>Piedmont</text:p>
          </table:table-cell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4" office:value-type="string" calcext:value-type="string">
            <text:p>Portsmouth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ortsmouth</text:p>
          </table:table-cell>
          <table:table-cell table:number-columns-repeated="2" table:style-name="ce8" office:value-type="string" calcext:value-type="string">
            <text:p>70</text:p>
          </table:table-cell>
          <table:table-cell table:style-name="ce8" office:value-type="string" calcext:value-type="string">
            <text:p>7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ortsmouth</text:p>
          </table:table-cell>
          <table:table-cell table:style-name="ce8" office:value-type="string" calcext:value-type="string">
            <text:p>84</text:p>
          </table:table-cell>
          <table:table-cell table:number-columns-repeated="2"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ortsmouth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7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2" table:style-name="ce9" office:value-type="float" office:value="72" calcext:value-type="float">
            <text:p>72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2" table:style-name="ce9" office:value-type="float" office:value="58" calcext:value-type="float">
            <text:p>5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2" table:style-name="ce9" office:value-type="float" office:value="40" calcext:value-type="float">
            <text:p>4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3" table:style-name="ce9" office:value-type="float" office:value="60" calcext:value-type="float">
            <text:p>6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3" table:style-name="ce9"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3" table:style-name="ce9"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2"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number-columns-repeated="2" table:style-name="ce9" office:value-type="float" office:value="44" calcext:value-type="float">
            <text:p>44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Prince William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number-columns-repeated="3"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number-columns-repeated="2" table:style-name="ce9" office:value-type="float" office:value="38" calcext:value-type="float">
            <text:p>38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number-columns-repeated="2" table:style-name="ce9" office:value-type="float" office:value="44" calcext:value-type="float">
            <text:p>44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68" calcext:value-type="float">
            <text:p>68</text:p>
          </table:table-cell>
          <table:table-cell table:style-name="ce8" office:value-type="float" office:value="77" calcext:value-type="float">
            <text:p>77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number-columns-repeated="2" table:style-name="ce9" office:value-type="float" office:value="69" calcext:value-type="float">
            <text:p>69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</text:p>
          </table:table-cell>
          <table:table-cell table:number-columns-repeated="2" table:style-name="ce9" office:value-type="float" office:value="80" calcext:value-type="float">
            <text:p>80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/Rapidan</text:p>
          </table:table-cell>
          <table:table-cell table:number-columns-repeated="2" table:style-name="ce9" office:value-type="float" office:value="47" calcext:value-type="float">
            <text:p>47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/Rapidan</text:p>
          </table:table-cell>
          <table:table-cell table:number-columns-repeated="3"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/Rapidan</text:p>
          </table:table-cell>
          <table:table-cell table:number-columns-repeated="2" table:style-name="ce9" office:value-type="float" office:value="77" calcext:value-type="float">
            <text:p>77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/Rapidan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/Rapidan</text:p>
          </table:table-cell>
          <table:table-cell table:number-columns-repeated="3"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appahannock/Rapidan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number-columns-repeated="2" table:style-name="ce8" office:value-type="string" calcext:value-type="string">
            <text:p>88</text:p>
          </table:table-cell>
          <table:table-cell table:style-name="ce8" office:value-type="string" calcext:value-type="string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number-columns-repeated="2" table:style-name="ce8" office:value-type="string" calcext:value-type="string">
            <text:p>88</text:p>
          </table:table-cell>
          <table:table-cell table:style-name="ce8" office:value-type="string" calcext:value-type="string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92</text:p>
          </table:table-cell>
          <table:table-cell table:style-name="ce8" office:value-type="string" calcext:value-type="string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ichmond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6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number-columns-repeated="3" table:style-name="ce8" office:value-type="string" calcext:value-type="string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number-columns-repeated="3"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8" office:value-type="string" calcext:value-type="string">
            <text:p>84</text:p>
          </table:table-cell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number-columns-repeated="2" table:style-name="ce8" office:value-type="string" calcext:value-type="string">
            <text:p>46</text:p>
          </table:table-cell>
          <table:table-cell table:style-name="ce8" office:value-type="string" calcext:value-type="string">
            <text:p>6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8" office:value-type="string" calcext:value-type="string">
            <text:p>45</text:p>
          </table:table-cell>
          <table:table-cell table:number-columns-repeated="2" table:style-name="ce8" office:value-type="string" calcext:value-type="string">
            <text:p>5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9" office:value-type="float" office:value="69" calcext:value-type="float">
            <text:p>6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7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number-columns-repeated="2" table:style-name="ce9" office:value-type="float" office:value="75" calcext:value-type="float">
            <text:p>75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Roanoke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thside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omas Jefferson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omas Jefferson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omas Jefferson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omas Jefferson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2" table:style-name="ce9" office:value-type="float" office:value="67" calcext:value-type="float">
            <text:p>6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omas Jefferson</text:p>
          </table:table-cell>
          <table:table-cell table:number-columns-repeated="2" table:style-name="ce9" office:value-type="float" office:value="93" calcext:value-type="float">
            <text:p>93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omas Jefferson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2"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omas Jefferson</text:p>
          </table:table-cell>
          <table:table-cell table:number-columns-repeated="3"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ree Rivers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ree Rivers</text:p>
          </table:table-cell>
          <table:table-cell table:number-columns-repeated="2" table:style-name="ce9" office:value-type="float" office:value="58" calcext:value-type="float">
            <text:p>5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ree Rivers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ree Rivers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hree Rivers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number-columns-repeated="2" table:style-name="ce9" office:value-type="float" office:value="68" calcext:value-type="float">
            <text:p>68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number-columns-repeated="2" table:style-name="ce9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8" office:value-type="float" office:value="52" calcext:value-type="float">
            <text:p>5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number-columns-repeated="2"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Virginia Beach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 Piedmont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 Piedmont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 Piedmont</text:p>
          </table:table-cell>
          <table:table-cell table:number-columns-repeated="2" table:style-name="ce9" office:value-type="float" office:value="76" calcext:value-type="float">
            <text:p>76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 Piedmont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 Piedmont</text:p>
          </table:table-cell>
          <table:table-cell table:number-columns-repeated="2" table:style-name="ce9" office:value-type="float" office:value="63" calcext:value-type="float">
            <text:p>63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ern Tidewater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ern Tidewater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ern Tidewater</text:p>
          </table:table-cell>
          <table:table-cell table:number-columns-repeated="2" table:style-name="ce9" office:value-type="float" office:value="74" calcext:value-type="float">
            <text:p>74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ern Tidewater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ern Tidewater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ern Tidewater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ern Tidewater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Western Tidewater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7" table:number-rows-spanned="1">
            <text:p>*4 DTP, 3 POLIO,1 MMR, 3Hib,and 3 HepB at 24 months</text:p>
          </table:table-cell>
          <table:covered-table-cell table:number-columns-repeated="2" table:style-name="ce5"/>
          <table:covered-table-cell table:number-columns-repeated="4" table:style-name="ce12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7" table:number-rows-spanned="1">
            <text:p>**4 DTP, 3 POLIO,and 1 MMR at 24 months</text:p>
          </table:table-cell>
          <table:covered-table-cell table:number-columns-repeated="2" table:style-name="ce5"/>
          <table:covered-table-cell table:number-columns-repeated="4" table:style-name="ce12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7" table:number-rows-spanned="1">
            <text:p>***3 DTP, 3 POLIO,and 1 MMR <text:s/>at 24 months</text:p>
          </table:table-cell>
          <table:covered-table-cell table:number-columns-repeated="2" table:style-name="ce5"/>
          <table:covered-table-cell table:number-columns-repeated="4" table:style-name="ce12"/>
          <table:table-cell table:number-columns-repeated="1017"/>
        </table:table-row>
        <table:table-row table:style-name="ro3">
          <table:table-cell table:style-name="ce5" office:value-type="string" calcext:value-type="string" table:number-columns-spanned="7" table:number-rows-spanned="1">
            <text:p>**** Assessment rates do not include children &lt; 24 months of age</text:p>
          </table:table-cell>
          <table:covered-table-cell table:number-columns-repeated="2" table:style-name="ce5"/>
          <table:covered-table-cell table:number-columns-repeated="4" table:style-name="ce12"/>
          <table:table-cell table:number-columns-repeated="1017"/>
        </table:table-row>
        <table:table-row table:style-name="ro3" table:number-rows-repeated="10482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MS Sans Serif1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MS Sans Serif" style:font-name-asian="Droid Sans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tab_20_4-DC" style:display-name="Normal_tab 4-D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.067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D_20_Child_20_Care_20_CASA_20_at_20_24_20_mos" style:display-name="PageStyle_UTD Child Care CASA at 24 mos" style:page-layout-name="Mpm3">
      <style:header>
        <text:p><text:span text:style-name="MT1">Selected Daycares in VA, 2002-3*</text:span></text:p>
      </style:header>
      <style:header-left style:display="false">
        <text:p><text:span text:style-name="MT1">Selected Daycares in VA, 2002-3*</text:span></text:p>
      </style:header-left>
      <style:footer>
        <style:region-left>
          <text:p><text:span text:style-name="MT1"/></text:p>
          <text:p><text:span text:style-name="MT1"/></text:p>
          <text:p><text:span text:style-name="MT1">*statistical method used does not represent each district evenly</text:span></text:p>
        </style:region-left>
      </style:footer>
      <style:footer-left style:display="false">
        <style:region-left>
          <text:p><text:span text:style-name="MT1"/></text:p>
          <text:p><text:span text:style-name="MT1"/></text:p>
          <text:p><text:span text:style-name="MT1">*statistical method used does not represent each district evenly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</meta:initial-creator>
    <meta:creation-date>2003-04-07T18:04:32</meta:creation-date>
    <dc:creator>OFHS</dc:creator>
    <dc:date>2003-04-11T13:45:27</dc:date>
    <meta:document-statistic meta:table-count="1" meta:cell-count="1189" meta:object-count="0"/>
    <meta:generator>LibreOffice/4.1.2.3$Linux_X86_64 LibreOffice_project/410m0$Build-3</meta:generator>
  </office:meta>
</office:document-meta>
</file>